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689in"/>
    </style:style>
    <style:style style:name="co2" style:family="table-column">
      <style:table-column-properties fo:break-before="auto" style:column-width="2.0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457in"/>
    </style:style>
    <style:style style:name="co5" style:family="table-column">
      <style:table-column-properties fo:break-before="auto" style:column-width="3.0264in"/>
    </style:style>
    <style:style style:name="co6" style:family="table-column">
      <style:table-column-properties fo:break-before="auto" style:column-width="1.6846in"/>
    </style:style>
    <style:style style:name="co7" style:family="table-column">
      <style:table-column-properties fo:break-before="auto" style:column-width="2.598in"/>
    </style:style>
    <style:style style:name="co8" style:family="table-column">
      <style:table-column-properties fo:break-before="auto" style:column-width="0.898in"/>
    </style:style>
    <style:style style:name="co9" style:family="table-column">
      <style:table-column-properties fo:break-before="auto" style:column-width="1.8146in"/>
    </style:style>
    <style:style style:name="co10" style:family="table-column">
      <style:table-column-properties fo:break-before="auto" style:column-width="0.8437in"/>
    </style:style>
    <style:style style:name="co11" style:family="table-column">
      <style:table-column-properties fo:break-before="auto" style:column-width="1.3571in"/>
    </style:style>
    <style:style style:name="co12" style:family="table-column">
      <style:table-column-properties fo:break-before="auto" style:column-width="1.0047in"/>
    </style:style>
    <style:style style:name="co13" style:family="table-column">
      <style:table-column-properties fo:break-before="auto" style:column-width="1.0583in"/>
    </style:style>
    <style:style style:name="co14" style:family="table-column">
      <style:table-column-properties fo:break-before="auto" style:column-width="1.0736in"/>
    </style:style>
    <style:style style:name="co15" style:family="table-column">
      <style:table-column-properties fo:break-before="auto" style:column-width="0.8362in"/>
    </style:style>
    <style:style style:name="co16" style:family="table-column">
      <style:table-column-properties fo:break-before="auto" style:column-width="1.020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52"/>
    <style:style style:name="ce3" style:family="table-cell" style:parent-style-name="Default" style:data-style-name="N99"/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Leve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2"/>
        <table:table-column table:style-name="co3" table:number-columns-repeated="1020" table:default-cell-style-name="Default"/>
        <table:table-row table:style-name="ro1"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Value</text:p>
          </table:table-cell>
          <table:table-cell table:style-name="ce1"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SSEMBLY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ONTRACT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VENT NOTIFICATION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LEGROUP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MESSAGE TYPE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RTITION FUNCTION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ARTITION SCHEME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LAN GUIDE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MOTE SERVICE BINDING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OUTE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CHEMA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RVICE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RIGGER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YPE</text:p>
          </table:table-cell>
          <table:table-cell table:number-columns-repeated="102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SER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GGREGAT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FAULT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NCTION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OGICAL FILE NAM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CEDUR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U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UL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EQUENC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YNONYM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BL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BLE_TYP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YPE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EW</text:p>
          </table:table-cell>
          <table:table-cell table:number-columns-repeated="102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ML SCHEMA COLLECTION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LUMN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NSTRAINT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VENT NOTIFICATION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NDEX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METER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IGGER</text:p>
          </table:table-cell>
          <table:table-cell table:number-columns-repeated="1022"/>
        </table:table-row>
      </table:table>
      <table:table table:name="Object" table:style-name="ta1"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ce3"/>
        <table:table-column table:style-name="co9" table:default-cell-style-name="Default"/>
        <table:table-column table:style-name="co3" table:number-columns-repeated="1015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ypeDesc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Variant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inVersion</text:p>
          </table:table-cell>
          <table:table-cell table:style-name="ce1" office:value-type="string" calcext:value-type="string">
            <text:p>IsCLR</text:p>
          </table:table-cell>
          <table:table-cell table:style-name="ce4" office:value-type="string" calcext:value-type="string">
            <text:p>Reconstructed Name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C </text:p>
          </table:table-cell>
          <table:table-cell office:value-type="string" calcext:value-type="string">
            <text:p>CHECK_CONSTRAINT</text:p>
          </table:table-cell>
          <table:table-cell office:value-type="string" calcext:value-type="string">
            <text:p>Constrai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CHECK constraint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G2] = 1; &quot;CLR &quot;; &quot;&quot;)&amp;[.D2]&amp;IF([.D2] = &quot;&quot;; &quot;&quot;; &quot; &quot;)&amp;[.C2]" office:value-type="string" office:string-value="Check Constraint" calcext:value-type="string">
            <text:p>Check Constrai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D </text:p>
          </table:table-cell>
          <table:table-cell office:value-type="string" calcext:value-type="string">
            <text:p>DEFAULT_CONSTRAINT</text:p>
          </table:table-cell>
          <table:table-cell office:value-type="string" calcext:value-type="string">
            <text:p>Constrain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DEFAULT (constraint or stand-alone)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G3] = 1; &quot;CLR &quot;; &quot;&quot;)&amp;[.D3]&amp;IF([.D3] = &quot;&quot;; &quot;&quot;; &quot; &quot;)&amp;[.C3]" office:value-type="string" office:string-value="Default Constraint" calcext:value-type="string">
            <text:p>Default Constrai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C</text:p>
          </table:table-cell>
          <table:table-cell office:value-type="string" calcext:value-type="string">
            <text:p>EDGE_CONSTRAINT</text:p>
          </table:table-cell>
          <table:table-cell office:value-type="string" calcext:value-type="string">
            <text:p>Constraint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Edge constraint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G4] = 1; &quot;CLR &quot;; &quot;&quot;)&amp;[.D4]&amp;IF([.D4] = &quot;&quot;; &quot;&quot;; &quot; &quot;)&amp;[.C4]" office:value-type="string" office:string-value="Edge Constraint" calcext:value-type="string">
            <text:p>Edge Constrai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 </text:p>
          </table:table-cell>
          <table:table-cell office:value-type="string" calcext:value-type="string">
            <text:p>FOREIGN_KEY_CONSTRAINT</text:p>
          </table:table-cell>
          <table:table-cell office:value-type="string" calcext:value-type="string">
            <text:p>Constraint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FOREIGN KEY constraint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G5] = 1; &quot;CLR &quot;; &quot;&quot;)&amp;[.D5]&amp;IF([.D5] = &quot;&quot;; &quot;&quot;; &quot; &quot;)&amp;[.C5]" office:value-type="string" office:string-value="Foreign Key Constraint" calcext:value-type="string">
            <text:p>Foreign Key Constrai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PRIMARY_KEY_CONSTRAINT</text:p>
          </table:table-cell>
          <table:table-cell office:value-type="string" calcext:value-type="string">
            <text:p>Constraint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PRIMARY KEY constraint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G6] = 1; &quot;CLR &quot;; &quot;&quot;)&amp;[.D6]&amp;IF([.D6] = &quot;&quot;; &quot;&quot;; &quot; &quot;)&amp;[.C6]" office:value-type="string" office:string-value="Primary Key Constraint" calcext:value-type="string">
            <text:p>Primary Key Constrai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Q</text:p>
          </table:table-cell>
          <table:table-cell office:value-type="string" calcext:value-type="string">
            <text:p>UNIQUE_CONSTRAINT</text:p>
          </table:table-cell>
          <table:table-cell office:value-type="string" calcext:value-type="string">
            <text:p>Constraint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UNIQUE constraint</text:p>
          </table:table-cell>
          <table:table-cell office:value-type="float" office:value="11" calcext:value-type="float">
            <text:p>11</text:p>
          </table:table-cell>
          <table:table-cell office:value-type="boolean" office:boolean-value="false" calcext:value-type="boolean">
            <text:p>FALSE</text:p>
          </table:table-cell>
          <table:table-cell table:formula="of:=IF([.G7] = 1; &quot;CLR &quot;; &quot;&quot;)&amp;[.D7]&amp;IF([.D7] = &quot;&quot;; &quot;&quot;; &quot; &quot;)&amp;[.C7]" office:value-type="string" office:string-value="Unique Constraint" calcext:value-type="string">
            <text:p>Unique Constrain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AGGREGATE_FUNCTION</text:p>
          </table:table-cell>
          <table:table-cell office:value-type="string" calcext:value-type="string">
            <text:p>Function</text:p>
          </table:table-cell>
          <table:table-cell table:style-name="ce3" office:value-type="string" calcext:value-type="string">
            <text:p>Aggregate</text:p>
          </table:table-cell>
          <table:table-cell office:value-type="string" calcext:value-type="string">
            <text:p>Aggregate function (CLR)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G8] = 1; &quot;CLR &quot;; &quot;&quot;)&amp;[.D8]&amp;IF([.D8] = &quot;&quot;; &quot;&quot;; &quot; &quot;)&amp;[.C8]" office:value-type="string" office:string-value="Aggregate Function" calcext:value-type="string">
            <text:p>Aggregate Func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S</text:p>
          </table:table-cell>
          <table:table-cell office:value-type="string" calcext:value-type="string">
            <text:p>CLR_SCALAR_FUNCTION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Assembly (CLR) scalar-function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G9] = 1; &quot;CLR &quot;; &quot;&quot;)&amp;[.D9]&amp;IF([.D9] = &quot;&quot;; &quot;&quot;; &quot; &quot;)&amp;[.C9]" office:value-type="string" office:string-value="CLR Scalar Function" calcext:value-type="string">
            <text:p>CLR Scalar Func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CLR_TABLE_VALUED_FUNCTION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Table-Valued</text:p>
          </table:table-cell>
          <table:table-cell office:value-type="string" calcext:value-type="string">
            <text:p>Assembly (CLR) table-valued function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G10] = 1; &quot;CLR &quot;; &quot;&quot;)&amp;[.D10]&amp;IF([.D10] = &quot;&quot;; &quot;&quot;; &quot; &quot;)&amp;[.C10]" office:value-type="string" office:string-value="CLR Table-Valued Function" calcext:value-type="string">
            <text:p>CLR Table-Valued Func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SQL_INLINE_TABLE_VALUED_FUNCTION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Inline Table-Valued</text:p>
          </table:table-cell>
          <table:table-cell office:value-type="string" calcext:value-type="string">
            <text:p>SQL inline table-valued function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G11] = 1; &quot;CLR &quot;; &quot;&quot;)&amp;[.D11]&amp;IF([.D11] = &quot;&quot;; &quot;&quot;; &quot; &quot;)&amp;[.C11]" office:value-type="string" office:string-value="Inline Table-Valued Function" calcext:value-type="string">
            <text:p>Inline Table-Valued Func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SQL_SCALAR_FUNCTION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SQL scalar function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G12] = 1; &quot;CLR &quot;; &quot;&quot;)&amp;[.D12]&amp;IF([.D12] = &quot;&quot;; &quot;&quot;; &quot; &quot;)&amp;[.C12]" office:value-type="string" office:string-value="Scalar Function" calcext:value-type="string">
            <text:p>Scalar Func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F</text:p>
          </table:table-cell>
          <table:table-cell office:value-type="string" calcext:value-type="string">
            <text:p>SQL_TABLE_VALUED_FUNCTION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Table-Valued</text:p>
          </table:table-cell>
          <table:table-cell office:value-type="string" calcext:value-type="string">
            <text:p>SQL table-valued-function</text:p>
          </table:table-cell>
          <table:table-cell office:value-type="float" office:value="11" calcext:value-type="float">
            <text:p>11</text:p>
          </table:table-cell>
          <table:table-cell office:value-type="boolean" office:boolean-value="false" calcext:value-type="boolean">
            <text:p>FALSE</text:p>
          </table:table-cell>
          <table:table-cell table:formula="of:=IF([.G13] = 1; &quot;CLR &quot;; &quot;&quot;)&amp;[.D13]&amp;IF([.D13] = &quot;&quot;; &quot;&quot;; &quot; &quot;)&amp;[.C13]" office:value-type="string" office:string-value="Table-Valued Function" calcext:value-type="string">
            <text:p>Table-Valued Functio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LAN_GUIDE</text:p>
          </table:table-cell>
          <table:table-cell office:value-type="string" calcext:value-type="string">
            <text:p>Plan Guide</text:p>
          </table:table-cell>
          <table:table-cell/>
          <table:table-cell office:value-type="string" calcext:value-type="string">
            <text:p>Plan guide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G14] = 1; &quot;CLR &quot;; &quot;&quot;)&amp;[.D14]&amp;IF([.D14] = &quot;&quot;; &quot;&quot;; &quot; &quot;)&amp;[.C14]" office:value-type="string" office:string-value="Plan Guide" calcext:value-type="string">
            <text:p>Plan Gui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CLR_STORED_PROCEDURE</text:p>
          </table:table-cell>
          <table:table-cell office:value-type="string" calcext:value-type="string">
            <text:p>Procedure</text:p>
          </table:table-cell>
          <table:table-cell/>
          <table:table-cell office:value-type="string" calcext:value-type="string">
            <text:p>Assembly (CLR) stored-procedure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table:formula="of:=IF([.G15] = 1; &quot;CLR &quot;; &quot;&quot;)&amp;[.D15]&amp;IF([.D15] = &quot;&quot;; &quot;&quot;; &quot; &quot;)&amp;[.C15]" office:value-type="string" office:string-value="CLR Procedure" calcext:value-type="string">
            <text:p>CLR Procedu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X </text:p>
          </table:table-cell>
          <table:table-cell office:value-type="string" calcext:value-type="string">
            <text:p>EXTENDED_STORED_PROCEDURE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Extended stored procedure</text:p>
          </table:table-cell>
          <table:table-cell office:value-type="float" office:value="11" calcext:value-type="float">
            <text:p>11</text:p>
          </table:table-cell>
          <table:table-cell office:value-type="boolean" office:boolean-value="false" calcext:value-type="boolean">
            <text:p>FALSE</text:p>
          </table:table-cell>
          <table:table-cell table:formula="of:=IF([.G16] = 1; &quot;CLR &quot;; &quot;&quot;)&amp;[.D16]&amp;IF([.D16] = &quot;&quot;; &quot;&quot;; &quot; &quot;)&amp;[.C16]" office:value-type="string" office:string-value="Extended Procedure" calcext:value-type="string">
            <text:p>Extended Procedu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REPLICATION_FILTER_PROCEDURE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Replication Filter</text:p>
          </table:table-cell>
          <table:table-cell office:value-type="string" calcext:value-type="string">
            <text:p>Replication-filter-procedure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G17] = 1; &quot;CLR &quot;; &quot;&quot;)&amp;[.D17]&amp;IF([.D17] = &quot;&quot;; &quot;&quot;; &quot; &quot;)&amp;[.C17]" office:value-type="string" office:string-value="Replication Filter Procedure" calcext:value-type="string">
            <text:p>Replication Filter Procedu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 </text:p>
          </table:table-cell>
          <table:table-cell office:value-type="string" calcext:value-type="string">
            <text:p>SQL_STORED_PROCEDURE</text:p>
          </table:table-cell>
          <table:table-cell office:value-type="string" calcext:value-type="string">
            <text:p>Procedure</text:p>
          </table:table-cell>
          <table:table-cell/>
          <table:table-cell office:value-type="string" calcext:value-type="string">
            <text:p>SQL Stored Procedure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G18] = 1; &quot;CLR &quot;; &quot;&quot;)&amp;[.D18]&amp;IF([.D18] = &quot;&quot;; &quot;&quot;; &quot; &quot;)&amp;[.C18]" office:value-type="string" office:string-value="Procedure" calcext:value-type="string">
            <text:p>Procedur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Q</text:p>
          </table:table-cell>
          <table:table-cell office:value-type="string" calcext:value-type="string">
            <text:p>SERVICE_QUEUE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Service queue</text:p>
          </table:table-cell>
          <table:table-cell office:value-type="float" office:value="11" calcext:value-type="float">
            <text:p>11</text:p>
          </table:table-cell>
          <table:table-cell office:value-type="boolean" office:boolean-value="false" calcext:value-type="boolean">
            <text:p>FALSE</text:p>
          </table:table-cell>
          <table:table-cell table:formula="of:=IF([.G19] = 1; &quot;CLR &quot;; &quot;&quot;)&amp;[.D19]&amp;IF([.D19] = &quot;&quot;; &quot;&quot;; &quot; &quot;)&amp;[.C19]" office:value-type="string" office:string-value="Queue" calcext:value-type="string">
            <text:p>Queu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 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Rule</text:p>
          </table:table-cell>
          <table:table-cell/>
          <table:table-cell office:value-type="string" calcext:value-type="string">
            <text:p>Rule (old-style, stand-alone)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G20] = 1; &quot;CLR &quot;; &quot;&quot;)&amp;[.D20]&amp;IF([.D20] = &quot;&quot;; &quot;&quot;; &quot; &quot;)&amp;[.C20]" office:value-type="string" office:string-value="Rule" calcext:value-type="string">
            <text:p>Ru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SEQUENCE_OBJECT</text:p>
          </table:table-cell>
          <table:table-cell office:value-type="string" calcext:value-type="string">
            <text:p>Sequence</text:p>
          </table:table-cell>
          <table:table-cell/>
          <table:table-cell office:value-type="string" calcext:value-type="string">
            <text:p>Sequence object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G21] = 1; &quot;CLR &quot;; &quot;&quot;)&amp;[.D21]&amp;IF([.D21] = &quot;&quot;; &quot;&quot;; &quot; &quot;)&amp;[.C21]" office:value-type="string" office:string-value="Sequence" calcext:value-type="string">
            <text:p>Seque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Synonym</text:p>
          </table:table-cell>
          <table:table-cell/>
          <table:table-cell office:value-type="string" calcext:value-type="string">
            <text:p>Synonym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G22] = 1; &quot;CLR &quot;; &quot;&quot;)&amp;[.D22]&amp;IF([.D22] = &quot;&quot;; &quot;&quot;; &quot; &quot;)&amp;[.C22]" office:value-type="string" office:string-value="Synonym" calcext:value-type="string">
            <text:p>Synonym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EXTERNAL_TABL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External Table</text:p>
          </table:table-cell>
          <table:table-cell office:value-type="float" office:value="13" calcext:value-type="float">
            <text:p>13</text:p>
          </table:table-cell>
          <table:table-cell office:value-type="boolean" office:boolean-value="false" calcext:value-type="boolean">
            <text:p>FALSE</text:p>
          </table:table-cell>
          <table:table-cell table:formula="of:=IF([.G23] = 1; &quot;CLR &quot;; &quot;&quot;)&amp;[.D23]&amp;IF([.D23] = &quot;&quot;; &quot;&quot;; &quot; &quot;)&amp;[.C23]" office:value-type="string" office:string-value="External Table" calcext:value-type="string">
            <text:p>External T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INTERNAL_TABL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Internal table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G24] = 1; &quot;CLR &quot;; &quot;&quot;)&amp;[.D24]&amp;IF([.D24] = &quot;&quot;; &quot;&quot;; &quot; &quot;)&amp;[.C24]" office:value-type="string" office:string-value="Internal Table" calcext:value-type="string">
            <text:p>Internal T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 </text:p>
          </table:table-cell>
          <table:table-cell office:value-type="string" calcext:value-type="string">
            <text:p>SYSTEM_TABL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ystem base table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G25] = 1; &quot;CLR &quot;; &quot;&quot;)&amp;[.D25]&amp;IF([.D25] = &quot;&quot;; &quot;&quot;; &quot; &quot;)&amp;[.C25]" office:value-type="string" office:string-value="System Table" calcext:value-type="string">
            <text:p>System T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U </text:p>
          </table:table-cell>
          <table:table-cell office:value-type="string" calcext:value-type="string">
            <text:p>USER_TABL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Table (user-defined)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G26] = 1; &quot;CLR &quot;; &quot;&quot;)&amp;[.D26]&amp;IF([.D26] = &quot;&quot;; &quot;&quot;; &quot; &quot;)&amp;[.C26]" office:value-type="string" office:string-value="User Table" calcext:value-type="string">
            <text:p>User Tabl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CLR_TRIGGER</text:p>
          </table:table-cell>
          <table:table-cell office:value-type="string" calcext:value-type="string">
            <text:p>Trigger</text:p>
          </table:table-cell>
          <table:table-cell/>
          <table:table-cell office:value-type="string" calcext:value-type="string">
            <text:p>Assembly (CLR) DML trigger</text:p>
          </table:table-cell>
          <table:table-cell office:value-type="float" office:value="11" calcext:value-type="float">
            <text:p>11</text:p>
          </table:table-cell>
          <table:table-cell office:value-type="boolean" office:boolean-value="true" calcext:value-type="boolean">
            <text:p>TRUE</text:p>
          </table:table-cell>
          <table:table-cell table:formula="of:=IF([.G27] = 1; &quot;CLR &quot;; &quot;&quot;)&amp;[.D27]&amp;IF([.D27] = &quot;&quot;; &quot;&quot;; &quot; &quot;)&amp;[.C27]" office:value-type="string" office:string-value="CLR Trigger" calcext:value-type="string">
            <text:p>CLR Trig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SQL_TRIGGER</text:p>
          </table:table-cell>
          <table:table-cell office:value-type="string" calcext:value-type="string">
            <text:p>Trigger</text:p>
          </table:table-cell>
          <table:table-cell/>
          <table:table-cell office:value-type="string" calcext:value-type="string">
            <text:p>SQL DML trigger</text:p>
          </table:table-cell>
          <table:table-cell office:value-type="float" office:value="11" calcext:value-type="float">
            <text:p>11</text:p>
          </table:table-cell>
          <table:table-cell office:value-type="boolean" office:boolean-value="false" calcext:value-type="boolean">
            <text:p>FALSE</text:p>
          </table:table-cell>
          <table:table-cell table:formula="of:=IF([.G28] = 1; &quot;CLR &quot;; &quot;&quot;)&amp;[.D28]&amp;IF([.D28] = &quot;&quot;; &quot;&quot;; &quot; &quot;)&amp;[.C28]" office:value-type="string" office:string-value="Trigger" calcext:value-type="string">
            <text:p>Trigg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TABLE_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able type</text:p>
          </table:table-cell>
          <table:table-cell office:value-type="float" office:value="11" calcext:value-type="float">
            <text:p>11</text:p>
          </table:table-cell>
          <table:table-cell office:value-type="boolean" office:boolean-value="false" calcext:value-type="boolean">
            <text:p>FALSE</text:p>
          </table:table-cell>
          <table:table-cell table:formula="of:=IF([.G29] = 1; &quot;CLR &quot;; &quot;&quot;)&amp;[.D29]&amp;IF([.D29] = &quot;&quot;; &quot;&quot;; &quot; &quot;)&amp;[.C29]" office:value-type="string" office:string-value="Table Type" calcext:value-type="string">
            <text:p>Table Typ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V 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View</text:p>
          </table:table-cell>
          <table:table-cell/>
          <table:table-cell office:value-type="string" calcext:value-type="string">
            <text:p>View</text:p>
          </table:table-cell>
          <table:table-cell office:value-type="float" office:value="0" calcext:value-type="float">
            <text:p>0</text:p>
          </table:table-cell>
          <table:table-cell office:value-type="boolean" office:boolean-value="false" calcext:value-type="boolean">
            <text:p>FALSE</text:p>
          </table:table-cell>
          <table:table-cell table:formula="of:=IF([.G30] = 1; &quot;CLR &quot;; &quot;&quot;)&amp;[.D30]&amp;IF([.D30] = &quot;&quot;; &quot;&quot;; &quot; &quot;)&amp;[.C30]" office:value-type="string" office:string-value="View" calcext:value-type="string">
            <text:p>View</text:p>
          </table:table-cell>
          <table:table-cell table:number-columns-repeated="1015"/>
        </table:table-row>
      </table:table>
      <table:table table:name="Map" table:style-name="ta1"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ypeDesc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Variant</text:p>
          </table:table-cell>
          <table:table-cell table:style-name="ce1" office:value-type="string" calcext:value-type="string">
            <text:p>Level0Type</text:p>
          </table:table-cell>
          <table:table-cell table:style-name="ce1" office:value-type="string" calcext:value-type="string">
            <text:p>Level1Type</text:p>
          </table:table-cell>
          <table:table-cell table:style-name="ce1" office:value-type="string" calcext:value-type="string">
            <text:p>Level2Type</text:p>
          </table:table-cell>
          <table:table-cell table:style-name="ce1" office:value-type="string" calcext:value-type="string">
            <text:p>Leaf Level</text:p>
          </table:table-cell>
          <table:table-cell table:style-name="ce1" office:value-type="string" calcext:value-type="string">
            <text:p>MinorType</text:p>
          </table:table-cell>
          <table:table-cell table:style-name="ce1"/>
        </table:table-row>
        <table:table-row table:style-name="ro1">
          <table:table-cell office:value-type="string" calcext:value-type="string">
            <text:p>C </text:p>
          </table:table-cell>
          <table:table-cell office:value-type="string" calcext:value-type="string">
            <text:p>CHECK_CONSTRAINT</text:p>
          </table:table-cell>
          <table:table-cell office:value-type="string" calcext:value-type="string">
            <text:p>Constraint</text:p>
          </table:table-cell>
          <table:table-cell office:value-type="string" calcext:value-type="string">
            <text:p>Check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ONSTRAINT</text:p>
          </table:table-cell>
          <table:table-cell table:formula="of:=IF([.G2]=&quot;&quot;; IF([.F2]=&quot;&quot;; 0; 1); 2)" office:value-type="float" office:value="2" calcext:value-type="float">
            <text:p>2</text:p>
          </table:table-cell>
          <table:table-cell/>
          <table:table-cell table:formula="of:=&quot;('&quot;&amp;[.A2]&amp;&quot;', '&quot;&amp;[.E2]&amp;&quot;', '&quot;&amp;[.F2]&amp;&quot;', '&quot;&amp;[.G2]&amp;&quot;', '&quot;&amp;[.H2]&amp;&quot;', '&quot;&amp;[.I2]&amp;&quot;'),&quot;" office:value-type="string" office:string-value="('C ', 'SCHEMA', 'TABLE', 'CONSTRAINT', '2', '')," calcext:value-type="string">
            <text:p>('C ', 'SCHEMA', 'TABLE', 'CONSTRAINT', '2', ''),</text:p>
          </table:table-cell>
        </table:table-row>
        <table:table-row table:style-name="ro1">
          <table:table-cell office:value-type="string" calcext:value-type="string">
            <text:p>D </text:p>
          </table:table-cell>
          <table:table-cell office:value-type="string" calcext:value-type="string">
            <text:p>DEFAULT_CONSTRAINT</text:p>
          </table:table-cell>
          <table:table-cell office:value-type="string" calcext:value-type="string">
            <text:p>Constraint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ONSTRAINT</text:p>
          </table:table-cell>
          <table:table-cell table:formula="of:=IF([.G3]=&quot;&quot;; IF([.F3]=&quot;&quot;; 0; 1); 2)" office:value-type="float" office:value="2" calcext:value-type="float">
            <text:p>2</text:p>
          </table:table-cell>
          <table:table-cell/>
          <table:table-cell table:formula="of:=&quot;('&quot;&amp;[.A3]&amp;&quot;', '&quot;&amp;[.E3]&amp;&quot;', '&quot;&amp;[.F3]&amp;&quot;', '&quot;&amp;[.G3]&amp;&quot;', '&quot;&amp;[.H3]&amp;&quot;', '&quot;&amp;[.I3]&amp;&quot;'),&quot;" office:value-type="string" office:string-value="('D ', 'SCHEMA', 'TABLE', 'CONSTRAINT', '2', '')," calcext:value-type="string">
            <text:p>('D ', 'SCHEMA', 'TABLE', 'CONSTRAINT', '2', ''),</text:p>
          </table:table-cell>
        </table:table-row>
        <table:table-row table:style-name="ro1">
          <table:table-cell office:value-type="string" calcext:value-type="string">
            <text:p>EC</text:p>
          </table:table-cell>
          <table:table-cell office:value-type="string" calcext:value-type="string">
            <text:p>EDGE_CONSTRAINT</text:p>
          </table:table-cell>
          <table:table-cell office:value-type="string" calcext:value-type="string">
            <text:p>Constraint</text:p>
          </table:table-cell>
          <table:table-cell office:value-type="string" calcext:value-type="string">
            <text:p>Edge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ONSTRAINT</text:p>
          </table:table-cell>
          <table:table-cell table:formula="of:=IF([.G4]=&quot;&quot;; IF([.F4]=&quot;&quot;; 0; 1); 2)" office:value-type="float" office:value="2" calcext:value-type="float">
            <text:p>2</text:p>
          </table:table-cell>
          <table:table-cell/>
          <table:table-cell table:formula="of:=&quot;('&quot;&amp;[.A4]&amp;&quot;', '&quot;&amp;[.E4]&amp;&quot;', '&quot;&amp;[.F4]&amp;&quot;', '&quot;&amp;[.G4]&amp;&quot;', '&quot;&amp;[.H4]&amp;&quot;', '&quot;&amp;[.I4]&amp;&quot;'),&quot;" office:value-type="string" office:string-value="('EC', 'SCHEMA', 'TABLE', 'CONSTRAINT', '2', '')," calcext:value-type="string">
            <text:p>('EC', 'SCHEMA', 'TABLE', 'CONSTRAINT', '2', ''),</text:p>
          </table:table-cell>
        </table:table-row>
        <table:table-row table:style-name="ro1">
          <table:table-cell office:value-type="string" calcext:value-type="string">
            <text:p>F </text:p>
          </table:table-cell>
          <table:table-cell office:value-type="string" calcext:value-type="string">
            <text:p>FOREIGN_KEY_CONSTRAINT</text:p>
          </table:table-cell>
          <table:table-cell office:value-type="string" calcext:value-type="string">
            <text:p>Constraint</text:p>
          </table:table-cell>
          <table:table-cell office:value-type="string" calcext:value-type="string">
            <text:p>Foreign Key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ONSTRAINT</text:p>
          </table:table-cell>
          <table:table-cell table:formula="of:=IF([.G5]=&quot;&quot;; IF([.F5]=&quot;&quot;; 0; 1); 2)" office:value-type="float" office:value="2" calcext:value-type="float">
            <text:p>2</text:p>
          </table:table-cell>
          <table:table-cell/>
          <table:table-cell table:formula="of:=&quot;('&quot;&amp;[.A5]&amp;&quot;', '&quot;&amp;[.E5]&amp;&quot;', '&quot;&amp;[.F5]&amp;&quot;', '&quot;&amp;[.G5]&amp;&quot;', '&quot;&amp;[.H5]&amp;&quot;', '&quot;&amp;[.I5]&amp;&quot;'),&quot;" office:value-type="string" office:string-value="('F ', 'SCHEMA', 'TABLE', 'CONSTRAINT', '2', '')," calcext:value-type="string">
            <text:p>('F ', 'SCHEMA', 'TABLE', 'CONSTRAINT', '2', ''),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PRIMARY_KEY_CONSTRAINT</text:p>
          </table:table-cell>
          <table:table-cell office:value-type="string" calcext:value-type="string">
            <text:p>Constraint</text:p>
          </table:table-cell>
          <table:table-cell office:value-type="string" calcext:value-type="string">
            <text:p>Primary Key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ONSTRAINT</text:p>
          </table:table-cell>
          <table:table-cell table:formula="of:=IF([.G6]=&quot;&quot;; IF([.F6]=&quot;&quot;; 0; 1); 2)" office:value-type="float" office:value="2" calcext:value-type="float">
            <text:p>2</text:p>
          </table:table-cell>
          <table:table-cell/>
          <table:table-cell table:formula="of:=&quot;('&quot;&amp;[.A6]&amp;&quot;', '&quot;&amp;[.E6]&amp;&quot;', '&quot;&amp;[.F6]&amp;&quot;', '&quot;&amp;[.G6]&amp;&quot;', '&quot;&amp;[.H6]&amp;&quot;', '&quot;&amp;[.I6]&amp;&quot;'),&quot;" office:value-type="string" office:string-value="('PK', 'SCHEMA', 'TABLE', 'CONSTRAINT', '2', '')," calcext:value-type="string">
            <text:p>('PK', 'SCHEMA', 'TABLE', 'CONSTRAINT', '2', ''),</text:p>
          </table:table-cell>
        </table:table-row>
        <table:table-row table:style-name="ro1">
          <table:table-cell office:value-type="string" calcext:value-type="string">
            <text:p>UQ</text:p>
          </table:table-cell>
          <table:table-cell office:value-type="string" calcext:value-type="string">
            <text:p>UNIQUE_CONSTRAINT</text:p>
          </table:table-cell>
          <table:table-cell office:value-type="string" calcext:value-type="string">
            <text:p>Constraint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CONSTRAINT</text:p>
          </table:table-cell>
          <table:table-cell table:formula="of:=IF([.G7]=&quot;&quot;; IF([.F7]=&quot;&quot;; 0; 1); 2)" office:value-type="float" office:value="2" calcext:value-type="float">
            <text:p>2</text:p>
          </table:table-cell>
          <table:table-cell/>
          <table:table-cell table:formula="of:=&quot;('&quot;&amp;[.A7]&amp;&quot;', '&quot;&amp;[.E7]&amp;&quot;', '&quot;&amp;[.F7]&amp;&quot;', '&quot;&amp;[.G7]&amp;&quot;', '&quot;&amp;[.H7]&amp;&quot;', '&quot;&amp;[.I7]&amp;&quot;'),&quot;" office:value-type="string" office:string-value="('UQ', 'SCHEMA', 'TABLE', 'CONSTRAINT', '2', '')," calcext:value-type="string">
            <text:p>('UQ', 'SCHEMA', 'TABLE', 'CONSTRAINT', '2', ''),</text:p>
          </table:table-cell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AGGREGATE_FUNCTION</text:p>
          </table:table-cell>
          <table:table-cell office:value-type="string" calcext:value-type="string">
            <text:p>Function</text:p>
          </table:table-cell>
          <table:table-cell table:style-name="ce3" office:value-type="string" calcext:value-type="string">
            <text:p>Aggregate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FUNCTION</text:p>
          </table:table-cell>
          <table:table-cell/>
          <table:table-cell table:formula="of:=IF([.G8]=&quot;&quot;; IF([.F8]=&quot;&quot;; 0; 1); 2)" office:value-type="float" office:value="1" calcext:value-type="float">
            <text:p>1</text:p>
          </table:table-cell>
          <table:table-cell office:value-type="string" calcext:value-type="string">
            <text:p>PARAMETER</text:p>
          </table:table-cell>
          <table:table-cell table:formula="of:=&quot;('&quot;&amp;[.A8]&amp;&quot;', '&quot;&amp;[.E8]&amp;&quot;', '&quot;&amp;[.F8]&amp;&quot;', '&quot;&amp;[.G8]&amp;&quot;', '&quot;&amp;[.H8]&amp;&quot;', '&quot;&amp;[.I8]&amp;&quot;'),&quot;" office:value-type="string" office:string-value="('AF', 'SCHEMA', 'FUNCTION', '', '1', 'PARAMETER')," calcext:value-type="string">
            <text:p>('AF', 'SCHEMA', 'FUNCTION', '', '1', 'PARAMETER'),</text:p>
          </table:table-cell>
        </table:table-row>
        <table:table-row table:style-name="ro1">
          <table:table-cell office:value-type="string" calcext:value-type="string">
            <text:p>FS</text:p>
          </table:table-cell>
          <table:table-cell office:value-type="string" calcext:value-type="string">
            <text:p>CLR_SCALAR_FUNCTION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FUNCTION</text:p>
          </table:table-cell>
          <table:table-cell/>
          <table:table-cell table:formula="of:=IF([.G9]=&quot;&quot;; IF([.F9]=&quot;&quot;; 0; 1); 2)" office:value-type="float" office:value="1" calcext:value-type="float">
            <text:p>1</text:p>
          </table:table-cell>
          <table:table-cell office:value-type="string" calcext:value-type="string">
            <text:p>PARAMETER</text:p>
          </table:table-cell>
          <table:table-cell table:formula="of:=&quot;('&quot;&amp;[.A9]&amp;&quot;', '&quot;&amp;[.E9]&amp;&quot;', '&quot;&amp;[.F9]&amp;&quot;', '&quot;&amp;[.G9]&amp;&quot;', '&quot;&amp;[.H9]&amp;&quot;', '&quot;&amp;[.I9]&amp;&quot;'),&quot;" office:value-type="string" office:string-value="('FS', 'SCHEMA', 'FUNCTION', '', '1', 'PARAMETER')," calcext:value-type="string">
            <text:p>('FS', 'SCHEMA', 'FUNCTION', '', '1', 'PARAMETER'),</text:p>
          </table:table-cell>
        </table:table-row>
        <table:table-row table:style-name="ro1">
          <table:table-cell office:value-type="string" calcext:value-type="string">
            <text:p>FT</text:p>
          </table:table-cell>
          <table:table-cell office:value-type="string" calcext:value-type="string">
            <text:p>CLR_TABLE_VALUED_FUNCTION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Table-Valued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FUNCTION</text:p>
          </table:table-cell>
          <table:table-cell/>
          <table:table-cell table:formula="of:=IF([.G10]=&quot;&quot;; IF([.F10]=&quot;&quot;; 0; 1); 2)" office:value-type="float" office:value="1" calcext:value-type="float">
            <text:p>1</text:p>
          </table:table-cell>
          <table:table-cell office:value-type="string" calcext:value-type="string">
            <text:p>PARAMETER</text:p>
          </table:table-cell>
          <table:table-cell table:formula="of:=&quot;('&quot;&amp;[.A10]&amp;&quot;', '&quot;&amp;[.E10]&amp;&quot;', '&quot;&amp;[.F10]&amp;&quot;', '&quot;&amp;[.G10]&amp;&quot;', '&quot;&amp;[.H10]&amp;&quot;', '&quot;&amp;[.I10]&amp;&quot;'),&quot;" office:value-type="string" office:string-value="('FT', 'SCHEMA', 'FUNCTION', '', '1', 'PARAMETER')," calcext:value-type="string">
            <text:p>('FT', 'SCHEMA', 'FUNCTION', '', '1', 'PARAMETER'),</text:p>
          </table:table-cell>
        </table:table-row>
        <table:table-row table:style-name="ro1">
          <table:table-cell office:value-type="string" calcext:value-type="string">
            <text:p>IF</text:p>
          </table:table-cell>
          <table:table-cell office:value-type="string" calcext:value-type="string">
            <text:p>SQL_INLINE_TABLE_VALUED_FUNCTION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Inline Table-Valued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FUNCTION</text:p>
          </table:table-cell>
          <table:table-cell/>
          <table:table-cell table:formula="of:=IF([.G11]=&quot;&quot;; IF([.F11]=&quot;&quot;; 0; 1); 2)" office:value-type="float" office:value="1" calcext:value-type="float">
            <text:p>1</text:p>
          </table:table-cell>
          <table:table-cell office:value-type="string" calcext:value-type="string">
            <text:p>PARAMETER</text:p>
          </table:table-cell>
          <table:table-cell table:formula="of:=&quot;('&quot;&amp;[.A11]&amp;&quot;', '&quot;&amp;[.E11]&amp;&quot;', '&quot;&amp;[.F11]&amp;&quot;', '&quot;&amp;[.G11]&amp;&quot;', '&quot;&amp;[.H11]&amp;&quot;', '&quot;&amp;[.I11]&amp;&quot;'),&quot;" office:value-type="string" office:string-value="('IF', 'SCHEMA', 'FUNCTION', '', '1', 'PARAMETER')," calcext:value-type="string">
            <text:p>('IF', 'SCHEMA', 'FUNCTION', '', '1', 'PARAMETER'),</text:p>
          </table:table-cell>
        </table:table-row>
        <table:table-row table:style-name="ro1">
          <table:table-cell office:value-type="string" calcext:value-type="string">
            <text:p>FN</text:p>
          </table:table-cell>
          <table:table-cell office:value-type="string" calcext:value-type="string">
            <text:p>SQL_SCALAR_FUNCTION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calar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FUNCTION</text:p>
          </table:table-cell>
          <table:table-cell/>
          <table:table-cell table:formula="of:=IF([.G12]=&quot;&quot;; IF([.F12]=&quot;&quot;; 0; 1); 2)" office:value-type="float" office:value="1" calcext:value-type="float">
            <text:p>1</text:p>
          </table:table-cell>
          <table:table-cell office:value-type="string" calcext:value-type="string">
            <text:p>PARAMETER</text:p>
          </table:table-cell>
          <table:table-cell table:formula="of:=&quot;('&quot;&amp;[.A12]&amp;&quot;', '&quot;&amp;[.E12]&amp;&quot;', '&quot;&amp;[.F12]&amp;&quot;', '&quot;&amp;[.G12]&amp;&quot;', '&quot;&amp;[.H12]&amp;&quot;', '&quot;&amp;[.I12]&amp;&quot;'),&quot;" office:value-type="string" office:string-value="('FN', 'SCHEMA', 'FUNCTION', '', '1', 'PARAMETER')," calcext:value-type="string">
            <text:p>('FN', 'SCHEMA', 'FUNCTION', '', '1', 'PARAMETER'),</text:p>
          </table:table-cell>
        </table:table-row>
        <table:table-row table:style-name="ro1">
          <table:table-cell office:value-type="string" calcext:value-type="string">
            <text:p>TF</text:p>
          </table:table-cell>
          <table:table-cell office:value-type="string" calcext:value-type="string">
            <text:p>SQL_TABLE_VALUED_FUNCTION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Table-Valued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FUNCTION</text:p>
          </table:table-cell>
          <table:table-cell/>
          <table:table-cell table:formula="of:=IF([.G13]=&quot;&quot;; IF([.F13]=&quot;&quot;; 0; 1); 2)" office:value-type="float" office:value="1" calcext:value-type="float">
            <text:p>1</text:p>
          </table:table-cell>
          <table:table-cell office:value-type="string" calcext:value-type="string">
            <text:p>PARAMETER</text:p>
          </table:table-cell>
          <table:table-cell table:formula="of:=&quot;('&quot;&amp;[.A13]&amp;&quot;', '&quot;&amp;[.E13]&amp;&quot;', '&quot;&amp;[.F13]&amp;&quot;', '&quot;&amp;[.G13]&amp;&quot;', '&quot;&amp;[.H13]&amp;&quot;', '&quot;&amp;[.I13]&amp;&quot;'),&quot;" office:value-type="string" office:string-value="('TF', 'SCHEMA', 'FUNCTION', '', '1', 'PARAMETER')," calcext:value-type="string">
            <text:p>('TF', 'SCHEMA', 'FUNCTION', '', '1', 'PARAMETER'),</text:p>
          </table:table-cell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LAN_GUIDE</text:p>
          </table:table-cell>
          <table:table-cell office:value-type="string" calcext:value-type="string">
            <text:p>Plan Guide</text:p>
          </table:table-cell>
          <table:table-cell/>
          <table:table-cell office:value-type="string" calcext:value-type="string">
            <text:p>PLAN GUIDE</text:p>
          </table:table-cell>
          <table:table-cell table:number-columns-repeated="2"/>
          <table:table-cell table:formula="of:=IF([.G14]=&quot;&quot;; IF([.F14]=&quot;&quot;; 0; 1); 2)" office:value-type="float" office:value="0" calcext:value-type="float">
            <text:p>0</text:p>
          </table:table-cell>
          <table:table-cell/>
          <table:table-cell table:formula="of:=&quot;('&quot;&amp;[.A14]&amp;&quot;', '&quot;&amp;[.E14]&amp;&quot;', '&quot;&amp;[.F14]&amp;&quot;', '&quot;&amp;[.G14]&amp;&quot;', '&quot;&amp;[.H14]&amp;&quot;', '&quot;&amp;[.I14]&amp;&quot;'),&quot;" office:value-type="string" office:string-value="('PG', 'PLAN GUIDE', '', '', '0', '')," calcext:value-type="string">
            <text:p>('PG', 'PLAN GUIDE', '', '', '0', ''),</text:p>
          </table:table-cell>
        </table:table-row>
        <table:table-row table:style-name="ro1">
          <table:table-cell office:value-type="string" calcext:value-type="string">
            <text:p>PC</text:p>
          </table:table-cell>
          <table:table-cell office:value-type="string" calcext:value-type="string">
            <text:p>CLR_STORED_PROCEDURE</text:p>
          </table:table-cell>
          <table:table-cell office:value-type="string" calcext:value-type="string">
            <text:p>Procedure</text:p>
          </table:table-cell>
          <table:table-cell/>
          <table:table-cell office:value-type="string" calcext:value-type="string">
            <text:p>SCHEMA</text:p>
          </table:table-cell>
          <table:table-cell office:value-type="string" calcext:value-type="string">
            <text:p>PROCEDURE</text:p>
          </table:table-cell>
          <table:table-cell/>
          <table:table-cell table:formula="of:=IF([.G15]=&quot;&quot;; IF([.F15]=&quot;&quot;; 0; 1); 2)" office:value-type="float" office:value="1" calcext:value-type="float">
            <text:p>1</text:p>
          </table:table-cell>
          <table:table-cell office:value-type="string" calcext:value-type="string">
            <text:p>PARAMETER</text:p>
          </table:table-cell>
          <table:table-cell table:formula="of:=&quot;('&quot;&amp;[.A15]&amp;&quot;', '&quot;&amp;[.E15]&amp;&quot;', '&quot;&amp;[.F15]&amp;&quot;', '&quot;&amp;[.G15]&amp;&quot;', '&quot;&amp;[.H15]&amp;&quot;', '&quot;&amp;[.I15]&amp;&quot;'),&quot;" office:value-type="string" office:string-value="('PC', 'SCHEMA', 'PROCEDURE', '', '1', 'PARAMETER')," calcext:value-type="string">
            <text:p>('PC', 'SCHEMA', 'PROCEDURE', '', '1', 'PARAMETER'),</text:p>
          </table:table-cell>
        </table:table-row>
        <table:table-row table:style-name="ro1">
          <table:table-cell office:value-type="string" calcext:value-type="string">
            <text:p>X </text:p>
          </table:table-cell>
          <table:table-cell office:value-type="string" calcext:value-type="string">
            <text:p>EXTENDED_STORED_PROCEDURE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Extended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PROCEDURE</text:p>
          </table:table-cell>
          <table:table-cell/>
          <table:table-cell table:formula="of:=IF([.G16]=&quot;&quot;; IF([.F16]=&quot;&quot;; 0; 1); 2)" office:value-type="float" office:value="1" calcext:value-type="float">
            <text:p>1</text:p>
          </table:table-cell>
          <table:table-cell office:value-type="string" calcext:value-type="string">
            <text:p>PARAMETER</text:p>
          </table:table-cell>
          <table:table-cell table:formula="of:=&quot;('&quot;&amp;[.A16]&amp;&quot;', '&quot;&amp;[.E16]&amp;&quot;', '&quot;&amp;[.F16]&amp;&quot;', '&quot;&amp;[.G16]&amp;&quot;', '&quot;&amp;[.H16]&amp;&quot;', '&quot;&amp;[.I16]&amp;&quot;'),&quot;" office:value-type="string" office:string-value="('X ', 'SCHEMA', 'PROCEDURE', '', '1', 'PARAMETER')," calcext:value-type="string">
            <text:p>('X ', 'SCHEMA', 'PROCEDURE', '', '1', 'PARAMETER'),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office:value-type="string" calcext:value-type="string">
            <text:p>REPLICATION_FILTER_PROCEDURE</text:p>
          </table:table-cell>
          <table:table-cell office:value-type="string" calcext:value-type="string">
            <text:p>Procedure</text:p>
          </table:table-cell>
          <table:table-cell office:value-type="string" calcext:value-type="string">
            <text:p>Replication Filter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PROCEDURE</text:p>
          </table:table-cell>
          <table:table-cell/>
          <table:table-cell table:formula="of:=IF([.G17]=&quot;&quot;; IF([.F17]=&quot;&quot;; 0; 1); 2)" office:value-type="float" office:value="1" calcext:value-type="float">
            <text:p>1</text:p>
          </table:table-cell>
          <table:table-cell office:value-type="string" calcext:value-type="string">
            <text:p>PARAMETER</text:p>
          </table:table-cell>
          <table:table-cell table:formula="of:=&quot;('&quot;&amp;[.A17]&amp;&quot;', '&quot;&amp;[.E17]&amp;&quot;', '&quot;&amp;[.F17]&amp;&quot;', '&quot;&amp;[.G17]&amp;&quot;', '&quot;&amp;[.H17]&amp;&quot;', '&quot;&amp;[.I17]&amp;&quot;'),&quot;" office:value-type="string" office:string-value="('RF', 'SCHEMA', 'PROCEDURE', '', '1', 'PARAMETER')," calcext:value-type="string">
            <text:p>('RF', 'SCHEMA', 'PROCEDURE', '', '1', 'PARAMETER'),</text:p>
          </table:table-cell>
        </table:table-row>
        <table:table-row table:style-name="ro1">
          <table:table-cell office:value-type="string" calcext:value-type="string">
            <text:p>P </text:p>
          </table:table-cell>
          <table:table-cell office:value-type="string" calcext:value-type="string">
            <text:p>SQL_STORED_PROCEDURE</text:p>
          </table:table-cell>
          <table:table-cell office:value-type="string" calcext:value-type="string">
            <text:p>Procedure</text:p>
          </table:table-cell>
          <table:table-cell/>
          <table:table-cell office:value-type="string" calcext:value-type="string">
            <text:p>SCHEMA</text:p>
          </table:table-cell>
          <table:table-cell office:value-type="string" calcext:value-type="string">
            <text:p>PROCEDURE</text:p>
          </table:table-cell>
          <table:table-cell/>
          <table:table-cell table:formula="of:=IF([.G18]=&quot;&quot;; IF([.F18]=&quot;&quot;; 0; 1); 2)" office:value-type="float" office:value="1" calcext:value-type="float">
            <text:p>1</text:p>
          </table:table-cell>
          <table:table-cell office:value-type="string" calcext:value-type="string">
            <text:p>PARAMETER</text:p>
          </table:table-cell>
          <table:table-cell table:formula="of:=&quot;('&quot;&amp;[.A18]&amp;&quot;', '&quot;&amp;[.E18]&amp;&quot;', '&quot;&amp;[.F18]&amp;&quot;', '&quot;&amp;[.G18]&amp;&quot;', '&quot;&amp;[.H18]&amp;&quot;', '&quot;&amp;[.I18]&amp;&quot;'),&quot;" office:value-type="string" office:string-value="('P ', 'SCHEMA', 'PROCEDURE', '', '1', 'PARAMETER')," calcext:value-type="string">
            <text:p>('P ', 'SCHEMA', 'PROCEDURE', '', '1', 'PARAMETER'),</text:p>
          </table:table-cell>
        </table:table-row>
        <table:table-row table:style-name="ro1">
          <table:table-cell office:value-type="string" calcext:value-type="string">
            <text:p>SQ</text:p>
          </table:table-cell>
          <table:table-cell office:value-type="string" calcext:value-type="string">
            <text:p>SERVICE_QUEUE</text:p>
          </table:table-cell>
          <table:table-cell office:value-type="string" calcext:value-type="string">
            <text:p>Queue</text:p>
          </table:table-cell>
          <table:table-cell/>
          <table:table-cell office:value-type="string" calcext:value-type="string">
            <text:p>SCHEMA</text:p>
          </table:table-cell>
          <table:table-cell office:value-type="string" calcext:value-type="string">
            <text:p>QUEUE</text:p>
          </table:table-cell>
          <table:table-cell/>
          <table:table-cell table:formula="of:=IF([.G19]=&quot;&quot;; IF([.F19]=&quot;&quot;; 0; 1); 2)" office:value-type="float" office:value="1" calcext:value-type="float">
            <text:p>1</text:p>
          </table:table-cell>
          <table:table-cell office:value-type="string" calcext:value-type="string">
            <text:p>COLUMN</text:p>
          </table:table-cell>
          <table:table-cell table:formula="of:=&quot;('&quot;&amp;[.A19]&amp;&quot;', '&quot;&amp;[.E19]&amp;&quot;', '&quot;&amp;[.F19]&amp;&quot;', '&quot;&amp;[.G19]&amp;&quot;', '&quot;&amp;[.H19]&amp;&quot;', '&quot;&amp;[.I19]&amp;&quot;'),&quot;" office:value-type="string" office:string-value="('SQ', 'SCHEMA', 'QUEUE', '', '1', 'COLUMN')," calcext:value-type="string">
            <text:p>('SQ', 'SCHEMA', 'QUEUE', '', '1', 'COLUMN'),</text:p>
          </table:table-cell>
        </table:table-row>
        <table:table-row table:style-name="ro1">
          <table:table-cell office:value-type="string" calcext:value-type="string">
            <text:p>R </text:p>
          </table:table-cell>
          <table:table-cell office:value-type="string" calcext:value-type="string">
            <text:p>RULE</text:p>
          </table:table-cell>
          <table:table-cell office:value-type="string" calcext:value-type="string">
            <text:p>Rule</text:p>
          </table:table-cell>
          <table:table-cell/>
          <table:table-cell office:value-type="string" calcext:value-type="string">
            <text:p>SCHEMA</text:p>
          </table:table-cell>
          <table:table-cell office:value-type="string" calcext:value-type="string">
            <text:p>RULE</text:p>
          </table:table-cell>
          <table:table-cell/>
          <table:table-cell table:formula="of:=IF([.G20]=&quot;&quot;; IF([.F20]=&quot;&quot;; 0; 1); 2)" office:value-type="float" office:value="1" calcext:value-type="float">
            <text:p>1</text:p>
          </table:table-cell>
          <table:table-cell/>
          <table:table-cell table:formula="of:=&quot;('&quot;&amp;[.A20]&amp;&quot;', '&quot;&amp;[.E20]&amp;&quot;', '&quot;&amp;[.F20]&amp;&quot;', '&quot;&amp;[.G20]&amp;&quot;', '&quot;&amp;[.H20]&amp;&quot;', '&quot;&amp;[.I20]&amp;&quot;'),&quot;" office:value-type="string" office:string-value="('R ', 'SCHEMA', 'RULE', '', '1', '')," calcext:value-type="string">
            <text:p>('R ', 'SCHEMA', 'RULE', '', '1', ''),</text:p>
          </table:table-cell>
        </table:table-row>
        <table:table-row table:style-name="ro1">
          <table:table-cell office:value-type="string" calcext:value-type="string">
            <text:p>SO</text:p>
          </table:table-cell>
          <table:table-cell office:value-type="string" calcext:value-type="string">
            <text:p>SEQUENCE_OBJECT</text:p>
          </table:table-cell>
          <table:table-cell office:value-type="string" calcext:value-type="string">
            <text:p>Sequence</text:p>
          </table:table-cell>
          <table:table-cell/>
          <table:table-cell office:value-type="string" calcext:value-type="string">
            <text:p>SCHEMA</text:p>
          </table:table-cell>
          <table:table-cell office:value-type="string" calcext:value-type="string">
            <text:p>SEQUENCE</text:p>
          </table:table-cell>
          <table:table-cell/>
          <table:table-cell table:formula="of:=IF([.G21]=&quot;&quot;; IF([.F21]=&quot;&quot;; 0; 1); 2)" office:value-type="float" office:value="1" calcext:value-type="float">
            <text:p>1</text:p>
          </table:table-cell>
          <table:table-cell/>
          <table:table-cell table:formula="of:=&quot;('&quot;&amp;[.A21]&amp;&quot;', '&quot;&amp;[.E21]&amp;&quot;', '&quot;&amp;[.F21]&amp;&quot;', '&quot;&amp;[.G21]&amp;&quot;', '&quot;&amp;[.H21]&amp;&quot;', '&quot;&amp;[.I21]&amp;&quot;'),&quot;" office:value-type="string" office:string-value="('SO', 'SCHEMA', 'SEQUENCE', '', '1', '')," calcext:value-type="string">
            <text:p>('SO', 'SCHEMA', 'SEQUENCE', '', '1', ''),</text:p>
          </table:table-cell>
        </table:table-row>
        <table:table-row table:style-name="ro1">
          <table:table-cell office:value-type="string" calcext:value-type="string">
            <text:p>SN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Synonym</text:p>
          </table:table-cell>
          <table:table-cell/>
          <table:table-cell office:value-type="string" calcext:value-type="string">
            <text:p>SCHEMA</text:p>
          </table:table-cell>
          <table:table-cell office:value-type="string" calcext:value-type="string">
            <text:p>SYNONYM</text:p>
          </table:table-cell>
          <table:table-cell/>
          <table:table-cell table:formula="of:=IF([.G22]=&quot;&quot;; IF([.F22]=&quot;&quot;; 0; 1); 2)" office:value-type="float" office:value="1" calcext:value-type="float">
            <text:p>1</text:p>
          </table:table-cell>
          <table:table-cell/>
          <table:table-cell table:formula="of:=&quot;('&quot;&amp;[.A22]&amp;&quot;', '&quot;&amp;[.E22]&amp;&quot;', '&quot;&amp;[.F22]&amp;&quot;', '&quot;&amp;[.G22]&amp;&quot;', '&quot;&amp;[.H22]&amp;&quot;', '&quot;&amp;[.I22]&amp;&quot;'),&quot;" office:value-type="string" office:string-value="('SN', 'SCHEMA', 'SYNONYM', '', '1', '')," calcext:value-type="string">
            <text:p>('SN', 'SCHEMA', 'SYNONYM', '', '1', ''),</text:p>
          </table:table-cell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EXTERNAL_TABL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xternal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TABLE</text:p>
          </table:table-cell>
          <table:table-cell/>
          <table:table-cell table:formula="of:=IF([.G23]=&quot;&quot;; IF([.F23]=&quot;&quot;; 0; 1); 2)" office:value-type="float" office:value="1" calcext:value-type="float">
            <text:p>1</text:p>
          </table:table-cell>
          <table:table-cell office:value-type="string" calcext:value-type="string">
            <text:p>COLUMN</text:p>
          </table:table-cell>
          <table:table-cell table:formula="of:=&quot;('&quot;&amp;[.A23]&amp;&quot;', '&quot;&amp;[.E23]&amp;&quot;', '&quot;&amp;[.F23]&amp;&quot;', '&quot;&amp;[.G23]&amp;&quot;', '&quot;&amp;[.H23]&amp;&quot;', '&quot;&amp;[.I23]&amp;&quot;'),&quot;" office:value-type="string" office:string-value="('ET', 'SCHEMA', 'TABLE', '', '1', 'COLUMN')," calcext:value-type="string">
            <text:p>('ET', 'SCHEMA', 'TABLE', '', '1', 'COLUMN'),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string" calcext:value-type="string">
            <text:p>INTERNAL_TABL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Internal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TABLE</text:p>
          </table:table-cell>
          <table:table-cell/>
          <table:table-cell table:formula="of:=IF([.G24]=&quot;&quot;; IF([.F24]=&quot;&quot;; 0; 1); 2)" office:value-type="float" office:value="1" calcext:value-type="float">
            <text:p>1</text:p>
          </table:table-cell>
          <table:table-cell office:value-type="string" calcext:value-type="string">
            <text:p>COLUMN</text:p>
          </table:table-cell>
          <table:table-cell table:formula="of:=&quot;('&quot;&amp;[.A24]&amp;&quot;', '&quot;&amp;[.E24]&amp;&quot;', '&quot;&amp;[.F24]&amp;&quot;', '&quot;&amp;[.G24]&amp;&quot;', '&quot;&amp;[.H24]&amp;&quot;', '&quot;&amp;[.I24]&amp;&quot;'),&quot;" office:value-type="string" office:string-value="('IT', 'SCHEMA', 'TABLE', '', '1', 'COLUMN')," calcext:value-type="string">
            <text:p>('IT', 'SCHEMA', 'TABLE', '', '1', 'COLUMN'),</text:p>
          </table:table-cell>
        </table:table-row>
        <table:table-row table:style-name="ro1">
          <table:table-cell office:value-type="string" calcext:value-type="string">
            <text:p>S </text:p>
          </table:table-cell>
          <table:table-cell office:value-type="string" calcext:value-type="string">
            <text:p>SYSTEM_TABL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TABLE</text:p>
          </table:table-cell>
          <table:table-cell/>
          <table:table-cell table:formula="of:=IF([.G25]=&quot;&quot;; IF([.F25]=&quot;&quot;; 0; 1); 2)" office:value-type="float" office:value="1" calcext:value-type="float">
            <text:p>1</text:p>
          </table:table-cell>
          <table:table-cell office:value-type="string" calcext:value-type="string">
            <text:p>COLUMN</text:p>
          </table:table-cell>
          <table:table-cell table:formula="of:=&quot;('&quot;&amp;[.A25]&amp;&quot;', '&quot;&amp;[.E25]&amp;&quot;', '&quot;&amp;[.F25]&amp;&quot;', '&quot;&amp;[.G25]&amp;&quot;', '&quot;&amp;[.H25]&amp;&quot;', '&quot;&amp;[.I25]&amp;&quot;'),&quot;" office:value-type="string" office:string-value="('S ', 'SCHEMA', 'TABLE', '', '1', 'COLUMN')," calcext:value-type="string">
            <text:p>('S ', 'SCHEMA', 'TABLE', '', '1', 'COLUMN'),</text:p>
          </table:table-cell>
        </table:table-row>
        <table:table-row table:style-name="ro1">
          <table:table-cell office:value-type="string" calcext:value-type="string">
            <text:p>U </text:p>
          </table:table-cell>
          <table:table-cell office:value-type="string" calcext:value-type="string">
            <text:p>USER_TABL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TABLE</text:p>
          </table:table-cell>
          <table:table-cell/>
          <table:table-cell table:formula="of:=IF([.G26]=&quot;&quot;; IF([.F26]=&quot;&quot;; 0; 1); 2)" office:value-type="float" office:value="1" calcext:value-type="float">
            <text:p>1</text:p>
          </table:table-cell>
          <table:table-cell office:value-type="string" calcext:value-type="string">
            <text:p>COLUMN</text:p>
          </table:table-cell>
          <table:table-cell table:formula="of:=&quot;('&quot;&amp;[.A26]&amp;&quot;', '&quot;&amp;[.E26]&amp;&quot;', '&quot;&amp;[.F26]&amp;&quot;', '&quot;&amp;[.G26]&amp;&quot;', '&quot;&amp;[.H26]&amp;&quot;', '&quot;&amp;[.I26]&amp;&quot;'),&quot;" office:value-type="string" office:string-value="('U ', 'SCHEMA', 'TABLE', '', '1', 'COLUMN')," calcext:value-type="string">
            <text:p>('U ', 'SCHEMA', 'TABLE', '', '1', 'COLUMN'),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CLR_TRIGGER</text:p>
          </table:table-cell>
          <table:table-cell office:value-type="string" calcext:value-type="string">
            <text:p>Trigger</text:p>
          </table:table-cell>
          <table:table-cell/>
          <table:table-cell office:value-type="string" calcext:value-type="string">
            <text:p>SCHEMA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RIGGER</text:p>
          </table:table-cell>
          <table:table-cell table:formula="of:=IF([.G27]=&quot;&quot;; IF([.F27]=&quot;&quot;; 0; 1); 2)" office:value-type="float" office:value="2" calcext:value-type="float">
            <text:p>2</text:p>
          </table:table-cell>
          <table:table-cell/>
          <table:table-cell table:formula="of:=&quot;('&quot;&amp;[.A27]&amp;&quot;', '&quot;&amp;[.E27]&amp;&quot;', '&quot;&amp;[.F27]&amp;&quot;', '&quot;&amp;[.G27]&amp;&quot;', '&quot;&amp;[.H27]&amp;&quot;', '&quot;&amp;[.I27]&amp;&quot;'),&quot;" office:value-type="string" office:string-value="('TA', 'SCHEMA', 'TABLE', 'TRIGGER', '2', '')," calcext:value-type="string">
            <text:p>('TA', 'SCHEMA', 'TABLE', 'TRIGGER', '2', ''),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string" calcext:value-type="string">
            <text:p>SQL_TRIGGER</text:p>
          </table:table-cell>
          <table:table-cell office:value-type="string" calcext:value-type="string">
            <text:p>Trigger</text:p>
          </table:table-cell>
          <table:table-cell/>
          <table:table-cell office:value-type="string" calcext:value-type="string">
            <text:p>SCHEMA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RIGGER</text:p>
          </table:table-cell>
          <table:table-cell table:formula="of:=IF([.G28]=&quot;&quot;; IF([.F28]=&quot;&quot;; 0; 1); 2)" office:value-type="float" office:value="2" calcext:value-type="float">
            <text:p>2</text:p>
          </table:table-cell>
          <table:table-cell/>
          <table:table-cell table:formula="of:=&quot;('&quot;&amp;[.A28]&amp;&quot;', '&quot;&amp;[.E28]&amp;&quot;', '&quot;&amp;[.F28]&amp;&quot;', '&quot;&amp;[.G28]&amp;&quot;', '&quot;&amp;[.H28]&amp;&quot;', '&quot;&amp;[.I28]&amp;&quot;'),&quot;" office:value-type="string" office:string-value="('TR', 'SCHEMA', 'TABLE', 'TRIGGER', '2', '')," calcext:value-type="string">
            <text:p>('TR', 'SCHEMA', 'TABLE', 'TRIGGER', '2', ''),</text:p>
          </table:table-cell>
        </table:table-row>
        <table:table-row table:style-name="ro1">
          <table:table-cell office:value-type="string" calcext:value-type="string">
            <text:p>TT</text:p>
          </table:table-cell>
          <table:table-cell office:value-type="string" calcext:value-type="string">
            <text:p>TABLE_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SCHEMA</text:p>
          </table:table-cell>
          <table:table-cell office:value-type="string" calcext:value-type="string">
            <text:p>TABLE_TYPE</text:p>
          </table:table-cell>
          <table:table-cell/>
          <table:table-cell table:formula="of:=IF([.G29]=&quot;&quot;; IF([.F29]=&quot;&quot;; 0; 1); 2)" office:value-type="float" office:value="1" calcext:value-type="float">
            <text:p>1</text:p>
          </table:table-cell>
          <table:table-cell office:value-type="string" calcext:value-type="string">
            <text:p>COLUMN</text:p>
          </table:table-cell>
          <table:table-cell table:formula="of:=&quot;('&quot;&amp;[.A29]&amp;&quot;', '&quot;&amp;[.E29]&amp;&quot;', '&quot;&amp;[.F29]&amp;&quot;', '&quot;&amp;[.G29]&amp;&quot;', '&quot;&amp;[.H29]&amp;&quot;', '&quot;&amp;[.I29]&amp;&quot;'),&quot;" office:value-type="string" office:string-value="('TT', 'SCHEMA', 'TABLE_TYPE', '', '1', 'COLUMN')," calcext:value-type="string">
            <text:p>('TT', 'SCHEMA', 'TABLE_TYPE', '', '1', 'COLUMN'),</text:p>
          </table:table-cell>
        </table:table-row>
        <table:table-row table:style-name="ro1">
          <table:table-cell office:value-type="string" calcext:value-type="string">
            <text:p>V 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View</text:p>
          </table:table-cell>
          <table:table-cell/>
          <table:table-cell office:value-type="string" calcext:value-type="string">
            <text:p>SCHEMA</text:p>
          </table:table-cell>
          <table:table-cell office:value-type="string" calcext:value-type="string">
            <text:p>VIEW</text:p>
          </table:table-cell>
          <table:table-cell/>
          <table:table-cell table:formula="of:=IF([.G30]=&quot;&quot;; IF([.F30]=&quot;&quot;; 0; 1); 2)" office:value-type="float" office:value="1" calcext:value-type="float">
            <text:p>1</text:p>
          </table:table-cell>
          <table:table-cell office:value-type="string" calcext:value-type="string">
            <text:p>COLUMN</text:p>
          </table:table-cell>
          <table:table-cell table:formula="of:=&quot;('&quot;&amp;[.A30]&amp;&quot;', '&quot;&amp;[.E30]&amp;&quot;', '&quot;&amp;[.F30]&amp;&quot;', '&quot;&amp;[.G30]&amp;&quot;', '&quot;&amp;[.H30]&amp;&quot;', '&quot;&amp;[.I30]&amp;&quot;'),&quot;" office:value-type="string" office:string-value="('V ', 'SCHEMA', 'VIEW', '', '1', 'COLUMN')," calcext:value-type="string">
            <text:p>('V ', 'SCHEMA', 'VIEW', '', '1', 'COLUMN'),</text:p>
          </table:table-cell>
        </table:table-row>
      </table:table>
      <table:named-expressions/>
      <table:database-ranges>
        <table:database-range table:name="__Anonymous_Sheet_DB__1" table:target-range-address="Object.A1:Object.AMJ1048576">
          <table:sort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08T00:37:50.531535007</meta:creation-date>
    <dc:date>2020-10-08T01:44:58.500389675</dc:date>
    <meta:editing-duration>PT36M25S</meta:editing-duration>
    <meta:editing-cycles>4</meta:editing-cycles>
    <meta:generator>LibreOffice/7.0.1.2$Linux_X86_64 LibreOffice_project/88a63c56098013eb4038e11ebe7c8c0daab09aa8</meta:generator>
    <meta:document-statistic meta:table-count="3" meta:cell-count="557" meta:object-count="0"/>
  </office:meta>
</office:document-meta>
</file>